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55.36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78.66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2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0.61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49.75pt"/>
    </style:style>
    <style:style style:name="co12" style:family="table-column">
      <style:table-column-properties fo:break-before="auto" style:column-width="34.5pt"/>
    </style:style>
    <style:style style:name="co13" style:family="table-column">
      <style:table-column-properties fo:break-before="auto" style:column-width="28.91pt"/>
    </style:style>
    <style:style style:name="co14" style:family="table-column">
      <style:table-column-properties fo:break-before="auto" style:column-width="16.04pt"/>
    </style:style>
    <style:style style:name="co15" style:family="table-column">
      <style:table-column-properties fo:break-before="auto" style:column-width="103.49pt"/>
    </style:style>
    <style:style style:name="co16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  <style:style style:name="ce5" style:family="table-cell" style:parent-style-name="Default" style:data-style-name="N122"/>
    <style:style style:name="ce7" style:family="table-cell" style:parent-style-name="Default" style:data-style-name="N4">
      <style:table-cell-properties style:text-align-source="value-type" style:repeat-content="false"/>
      <style:paragraph-properties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7" table:number-columns-repeated="1007" table:default-cell-style-name="ce1"/>
        <table:table-row table:style-name="ro1">
          <table:table-cell/>
          <table:table-cell office:value-type="string" calcext:value-type="string">
            <text:p>Rye Prod.</text:p>
          </table:table-cell>
          <table:table-cell office:value-type="string" calcext:value-type="string">
            <text:p>Beer Prod.</text:p>
          </table:table-cell>
          <table:table-cell/>
          <table:table-cell office:value-type="string" calcext:value-type="string">
            <text:p>Rye Demand</text:p>
          </table:table-cell>
          <table:table-cell office:value-type="string" calcext:value-type="string">
            <text:p>Beer Demand</text:p>
          </table:table-cell>
          <table:table-cell office:value-type="string" calcext:value-type="string">
            <text:p>Rye Demand</text:p>
          </table:table-cell>
          <table:table-cell office:value-type="string" calcext:value-type="string">
            <text:p>Beer Demand</text:p>
          </table:table-cell>
          <table:table-cell/>
          <table:table-cell office:value-type="string" calcext:value-type="string">
            <text:p>Demand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formula="of:=[.F2]/0.8" office:value-type="float" office:value="2.5" calcext:value-type="float">
            <text:p>2.50</text:p>
          </table:table-cell>
          <table:table-cell office:value-type="float" office:value="2" calcext:value-type="float">
            <text:p>2.00</text:p>
          </table:table-cell>
          <table:table-cell table:formula="of:=[.E2]/SUM([.$E2:.$F2])" office:value-type="float" office:value="0.555555555555556" calcext:value-type="float">
            <text:p>0.56</text:p>
          </table:table-cell>
          <table:table-cell table:formula="of:=[.F2]/SUM([.$E2:.$F2])" office:value-type="float" office:value="0.444444444444444" calcext:value-type="float">
            <text:p>0.44</text:p>
          </table:table-cell>
          <table:table-cell/>
          <table:table-cell table:style-name="ce2" table:formula="of:=[.B2]*[.C2]/2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/>
          <table:table-cell table:formula="of:=[.F3]/0.8"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[.E3]/SUM([.$E3:.$F3])" office:value-type="float" office:value="0.555555555555556" calcext:value-type="float">
            <text:p>0.56</text:p>
          </table:table-cell>
          <table:table-cell table:formula="of:=[.F3]/SUM([.$E3:.$F3])" office:value-type="float" office:value="0.444444444444444" calcext:value-type="float">
            <text:p>0.44</text:p>
          </table:table-cell>
          <table:table-cell/>
          <table:table-cell table:style-name="ce2" table:formula="of:=[.B3]*[.C3]/2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[.F4]/0.8" office:value-type="float" office:value="3.75" calcext:value-type="float">
            <text:p>3.75</text:p>
          </table:table-cell>
          <table:table-cell office:value-type="float" office:value="3" calcext:value-type="float">
            <text:p>3.00</text:p>
          </table:table-cell>
          <table:table-cell table:formula="of:=[.E4]/SUM([.$E4:.$F4])" office:value-type="float" office:value="0.555555555555556" calcext:value-type="float">
            <text:p>0.56</text:p>
          </table:table-cell>
          <table:table-cell table:formula="of:=[.F4]/SUM([.$E4:.$F4])" office:value-type="float" office:value="0.444444444444444" calcext:value-type="float">
            <text:p>0.44</text:p>
          </table:table-cell>
          <table:table-cell/>
          <table:table-cell table:style-name="ce2" table:formula="of:=[.B4]*[.C4]/2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oducer Ref.</text:p>
          </table:table-cell>
          <table:table-cell office:value-type="string" calcext:value-type="string">
            <text:p>Consumer Ref.</text:p>
          </table:table-cell>
          <table:table-cell office:value-type="string" calcext:value-type="string">
            <text:p>Distances</text:p>
          </table:table-cell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Rye Sales</text:p>
          </table:table-cell>
          <table:table-cell office:value-type="string" calcext:value-type="string">
            <text:p>Beer Sales</text:p>
          </table:table-cell>
          <table:table-cell/>
          <table:table-cell office:value-type="string" calcext:value-type="string">
            <text:p>Net Rye</text:p>
          </table:table-cell>
          <table:table-cell office:value-type="string" calcext:value-type="string">
            <text:p>Net Beer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7])*INDEX([.$J$2:.$J$4];[.$D7])/[.$E7]" office:value-type="float" office:value="83.3333333333333" calcext:value-type="float">
            <text:p>83.33</text:p>
          </table:table-cell>
          <table:table-cell table:formula="of:=INDEX([.H$2:.H$4];[.$D7])*INDEX([.$J$2:.$J$4];[.$D7])/[.$E7]" office:value-type="float" office:value="66.6666666666667" calcext:value-type="float">
            <text:p>66.67</text:p>
          </table:table-cell>
          <table:table-cell/>
          <table:table-cell table:formula="of:=INDEX([.B$2:.B$4];[.$C7])*[.G7]/SUM([.$G$7:.$H$9])" office:value-type="float" office:value="1.96078431372549" calcext:value-type="float">
            <text:p>1.96</text:p>
          </table:table-cell>
          <table:table-cell table:formula="of:=INDEX([.C$2:.C$4];[.$C7])*[.H7]/SUM([.$G$7:.$H$9])" office:value-type="float" office:value="4.70588235294118" calcext:value-type="float">
            <text:p>4.71</text:p>
          </table:table-cell>
          <table:table-cell/>
          <table:table-cell table:formula="of:=[.J7]+MIN([.J8];[.J10])+MIN([.J9];[.J13])" office:value-type="float" office:value="5.55555555555556" calcext:value-type="float">
            <text:p>5.56</text:p>
          </table:table-cell>
          <table:table-cell table:formula="of:=[.K7]+MIN([.K8];[.K10])+MIN([.K9];[.K13])" office:value-type="float" office:value="8.15686274509804" calcext:value-type="float">
            <text:p>8.16</text:p>
          </table:table-cell>
          <table:table-cell/>
          <table:table-cell table:formula="of:=[.P8]/[.O8]" office:value-type="float" office:value="2.4" calcext:value-type="float">
            <text:p>2.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8])*INDEX([.$J$2:.$J$4];[.$D8])/[.$E8]" office:value-type="float" office:value="111.111111111111" calcext:value-type="float">
            <text:p>111.11</text:p>
          </table:table-cell>
          <table:table-cell table:formula="of:=INDEX([.H$2:.H$4];[.$D8])*INDEX([.$J$2:.$J$4];[.$D8])/[.$E8]" office:value-type="float" office:value="88.8888888888888" calcext:value-type="float">
            <text:p>88.89</text:p>
          </table:table-cell>
          <table:table-cell/>
          <table:table-cell table:formula="of:=INDEX([.B$2:.B$4];[.$C8])*[.G8]/SUM([.$G$7:.$H$9])" office:value-type="float" office:value="2.61437908496732" calcext:value-type="float">
            <text:p>2.61</text:p>
          </table:table-cell>
          <table:table-cell table:formula="of:=INDEX([.C$2:.C$4];[.$C8])*[.H8]/SUM([.$G$7:.$H$9])" office:value-type="float" office:value="6.27450980392156" calcext:value-type="float">
            <text:p>6.27</text:p>
          </table:table-cell>
          <table:table-cell/>
          <table:table-cell table:formula="of:=[.J8]-[.J10]" office:value-type="float" office:value="-0.718954248366011" calcext:value-type="float">
            <text:p>-0.72</text:p>
          </table:table-cell>
          <table:table-cell table:formula="of:=[.K8]-[.K10]" office:value-type="float" office:value="3.6078431372549" calcext:value-type="float">
            <text:p>3.61</text:p>
          </table:table-cell>
          <table:table-cell table:formula="of:=[.M7]+[.M8]*IF([.M8]&gt;0)+[.M9]*IF([.M9]&gt;0)" office:value-type="float" office:value="5.55555555555556" calcext:value-type="float">
            <text:p>5.56</text:p>
          </table:table-cell>
          <table:table-cell table:formula="of:=[.N7]+[.N8]*IF([.N8]&gt;0)+[.N9]*IF([.N9]&gt;0)" office:value-type="float" office:value="13.3333333333333" calcext:value-type="float">
            <text:p>13.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G$2:.G$4];[.$D9])*INDEX([.$J$2:.$J$4];[.$D9])/[.$E9]" office:value-type="float" office:value="41.6666666666667" calcext:value-type="float">
            <text:p>41.67</text:p>
          </table:table-cell>
          <table:table-cell table:formula="of:=INDEX([.H$2:.H$4];[.$D9])*INDEX([.$J$2:.$J$4];[.$D9])/[.$E9]" office:value-type="float" office:value="33.3333333333333" calcext:value-type="float">
            <text:p>33.33</text:p>
          </table:table-cell>
          <table:table-cell/>
          <table:table-cell table:formula="of:=INDEX([.B$2:.B$4];[.$C9])*[.G9]/SUM([.$G$7:.$H$9])" office:value-type="float" office:value="0.980392156862746" calcext:value-type="float">
            <text:p>0.98</text:p>
          </table:table-cell>
          <table:table-cell table:formula="of:=INDEX([.C$2:.C$4];[.$C9])*[.H9]/SUM([.$G$7:.$H$9])" office:value-type="float" office:value="2.35294117647059" calcext:value-type="float">
            <text:p>2.35</text:p>
          </table:table-cell>
          <table:table-cell/>
          <table:table-cell table:formula="of:=[.J9]-[.J13]" office:value-type="float" office:value="-1.96078431372549" calcext:value-type="float">
            <text:p>-1.96</text:p>
          </table:table-cell>
          <table:table-cell table:formula="of:=[.K9]-[.K13]" office:value-type="float" office:value="1.56862745098039" calcext:value-type="float">
            <text:p>1.57</text:p>
          </table:table-cell>
          <table:table-cell/>
          <table:table-cell table:formula="of:=-([.$C$2]/[.$B$2])*[.$O$8]+[.$C$2]" office:value-type="float" office:value="13.3333333333333" calcext:value-type="float">
            <text:p>13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0])*INDEX([.$J$2:.$J$4];[.$D10])/[.$E10]" office:value-type="float" office:value="83.3333333333333" calcext:value-type="float">
            <text:p>83.33</text:p>
          </table:table-cell>
          <table:table-cell table:formula="of:=INDEX([.H$2:.H$4];[.$D10])*INDEX([.$J$2:.$J$4];[.$D10])/[.$E10]" office:value-type="float" office:value="66.6666666666667" calcext:value-type="float">
            <text:p>66.67</text:p>
          </table:table-cell>
          <table:table-cell/>
          <table:table-cell table:formula="of:=INDEX([.B$2:.B$4];[.$C10])*[.G10]/SUM([.$G$10:.$H$12])" office:value-type="float" office:value="3.33333333333333" calcext:value-type="float">
            <text:p>3.33</text:p>
          </table:table-cell>
          <table:table-cell table:formula="of:=INDEX([.C$2:.C$4];[.$C10])*[.H10]/SUM([.$G$10:.$H$12])" office:value-type="float" office:value="2.66666666666667" calcext:value-type="float">
            <text:p>2.67</text:p>
          </table:table-cell>
          <table:table-cell/>
          <table:table-cell table:formula="of:=[.J10]-[.J8]" office:value-type="float" office:value="0.718954248366011" calcext:value-type="float">
            <text:p>0.72</text:p>
          </table:table-cell>
          <table:table-cell table:formula="of:=[.K10]-[.K8]" office:value-type="float" office:value="-3.6078431372549" calcext:value-type="float">
            <text:p>-3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1])*INDEX([.$J$2:.$J$4];[.$D11])/[.$E11]" office:value-type="float" office:value="111.111111111111" calcext:value-type="float">
            <text:p>111.11</text:p>
          </table:table-cell>
          <table:table-cell table:formula="of:=INDEX([.H$2:.H$4];[.$D11])*INDEX([.$J$2:.$J$4];[.$D11])/[.$E11]" office:value-type="float" office:value="88.8888888888888" calcext:value-type="float">
            <text:p>88.89</text:p>
          </table:table-cell>
          <table:table-cell/>
          <table:table-cell table:formula="of:=INDEX([.B$2:.B$4];[.$C11])*[.G11]/SUM([.$G$10:.$H$12])" office:value-type="float" office:value="4.44444444444445" calcext:value-type="float">
            <text:p>4.44</text:p>
          </table:table-cell>
          <table:table-cell table:formula="of:=INDEX([.C$2:.C$4];[.$C11])*[.H11]/SUM([.$G$10:.$H$12])" office:value-type="float" office:value="3.55555555555555" calcext:value-type="float">
            <text:p>3.56</text:p>
          </table:table-cell>
          <table:table-cell/>
          <table:table-cell table:formula="of:=[.J11]+MIN([.J8];[.J10])+MIN([.J12];[.J14])" office:value-type="float" office:value="10.3921568627451" calcext:value-type="float">
            <text:p>10.39</text:p>
          </table:table-cell>
          <table:table-cell table:formula="of:=[.K11]+MIN([.K8];[.K10])+MIN([.K12];[.K14])" office:value-type="float" office:value="8.31372549019607" calcext:value-type="float">
            <text:p>8.31</text:p>
          </table:table-cell>
          <table:table-cell table:formula="of:=[.M11]+[.M10]*IF([.M10]&gt;0)+[.M12]*IF([.M12]&gt;0)" office:value-type="float" office:value="11.1111111111111" calcext:value-type="float">
            <text:p>11.11</text:p>
          </table:table-cell>
          <table:table-cell table:formula="of:=[.N11]+[.N10]*IF([.N10]&gt;0)+[.N12]*IF([.N12]&gt;0)" office:value-type="float" office:value="8.88888888888888" calcext:value-type="float">
            <text:p>8.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2])*INDEX([.$J$2:.$J$4];[.$D12])/[.$E12]" office:value-type="float" office:value="83.3333333333334" calcext:value-type="float">
            <text:p>83.33</text:p>
          </table:table-cell>
          <table:table-cell table:formula="of:=INDEX([.H$2:.H$4];[.$D12])*INDEX([.$J$2:.$J$4];[.$D12])/[.$E12]" office:value-type="float" office:value="66.6666666666666" calcext:value-type="float">
            <text:p>66.67</text:p>
          </table:table-cell>
          <table:table-cell/>
          <table:table-cell table:formula="of:=INDEX([.B$2:.B$4];[.$C12])*[.G12]/SUM([.$G$10:.$H$12])" office:value-type="float" office:value="3.33333333333334" calcext:value-type="float">
            <text:p>3.33</text:p>
          </table:table-cell>
          <table:table-cell table:formula="of:=INDEX([.C$2:.C$4];[.$C12])*[.H12]/SUM([.$G$10:.$H$12])" office:value-type="float" office:value="2.66666666666666" calcext:value-type="float">
            <text:p>2.67</text:p>
          </table:table-cell>
          <table:table-cell/>
          <table:table-cell table:formula="of:=[.J12]-[.J14]" office:value-type="float" office:value="-4.50980392156863" calcext:value-type="float">
            <text:p>-4.51</text:p>
          </table:table-cell>
          <table:table-cell table:formula="of:=[.K12]-[.K14]" office:value-type="float" office:value="0.575163398692811" calcext:value-type="float">
            <text:p>0.58</text:p>
          </table:table-cell>
          <table:table-cell/>
          <table:table-cell table:formula="of:=-([.$C$3]/[.$B$3])*[.$O$11]+[.$C$3]" office:value-type="float" office:value="8.88888888888888" calcext:value-type="float">
            <text:p>8.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G$2:.G$4];[.$D13])*INDEX([.$J$2:.$J$4];[.$D13])/[.$E13]" office:value-type="float" office:value="41.6666666666667" calcext:value-type="float">
            <text:p>41.67</text:p>
          </table:table-cell>
          <table:table-cell table:formula="of:=INDEX([.H$2:.H$4];[.$D13])*INDEX([.$J$2:.$J$4];[.$D13])/[.$E13]" office:value-type="float" office:value="33.3333333333333" calcext:value-type="float">
            <text:p>33.33</text:p>
          </table:table-cell>
          <table:table-cell/>
          <table:table-cell table:formula="of:=INDEX([.B$2:.B$4];[.$C13])*[.G13]/SUM([.$G$13:.$H$15])" office:value-type="float" office:value="2.94117647058824" calcext:value-type="float">
            <text:p>2.94</text:p>
          </table:table-cell>
          <table:table-cell table:formula="of:=INDEX([.C$2:.C$4];[.$C13])*[.H13]/SUM([.$G$13:.$H$15])" office:value-type="float" office:value="0.784313725490196" calcext:value-type="float">
            <text:p>0.78</text:p>
          </table:table-cell>
          <table:table-cell/>
          <table:table-cell table:formula="of:=[.J13]-[.J9]" office:value-type="float" office:value="1.96078431372549" calcext:value-type="float">
            <text:p>1.96</text:p>
          </table:table-cell>
          <table:table-cell table:formula="of:=[.K13]-[.K9]" office:value-type="float" office:value="-1.56862745098039" calcext:value-type="float">
            <text:p>-1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4])*INDEX([.$J$2:.$J$4];[.$D14])/[.$E14]" office:value-type="float" office:value="111.111111111111" calcext:value-type="float">
            <text:p>111.11</text:p>
          </table:table-cell>
          <table:table-cell table:formula="of:=INDEX([.H$2:.H$4];[.$D14])*INDEX([.$J$2:.$J$4];[.$D14])/[.$E14]" office:value-type="float" office:value="88.8888888888888" calcext:value-type="float">
            <text:p>88.89</text:p>
          </table:table-cell>
          <table:table-cell/>
          <table:table-cell table:formula="of:=INDEX([.B$2:.B$4];[.$C14])*[.G14]/SUM([.$G$13:.$H$15])" office:value-type="float" office:value="7.84313725490197" calcext:value-type="float">
            <text:p>7.84</text:p>
          </table:table-cell>
          <table:table-cell table:formula="of:=INDEX([.C$2:.C$4];[.$C14])*[.H14]/SUM([.$G$13:.$H$15])" office:value-type="float" office:value="2.09150326797385" calcext:value-type="float">
            <text:p>2.09</text:p>
          </table:table-cell>
          <table:table-cell/>
          <table:table-cell table:formula="of:=[.J14]-[.J12]" office:value-type="float" office:value="4.50980392156863" calcext:value-type="float">
            <text:p>4.51</text:p>
          </table:table-cell>
          <table:table-cell table:formula="of:=[.K14]-[.K12]" office:value-type="float" office:value="-0.575163398692811" calcext:value-type="float">
            <text:p>-0.58</text:p>
          </table:table-cell>
          <table:table-cell table:formula="of:=[.M15]+[.M13]*IF([.M13]&gt;0)+[.M14]*IF([.M14]&gt;0)" office:value-type="float" office:value="16.6666666666667" calcext:value-type="float">
            <text:p>16.67</text:p>
          </table:table-cell>
          <table:table-cell table:formula="of:=[.N15]+[.N13]*IF([.N13]&gt;0)+[.N14]*IF([.N14]&gt;0)" office:value-type="float" office:value="4.44444444444444" calcext:value-type="float">
            <text:p>4.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5])*INDEX([.$J$2:.$J$4];[.$D15])/[.$E15]" office:value-type="float" office:value="83.3333333333334" calcext:value-type="float">
            <text:p>83.33</text:p>
          </table:table-cell>
          <table:table-cell table:formula="of:=INDEX([.H$2:.H$4];[.$D15])*INDEX([.$J$2:.$J$4];[.$D15])/[.$E15]" office:value-type="float" office:value="66.6666666666666" calcext:value-type="float">
            <text:p>66.67</text:p>
          </table:table-cell>
          <table:table-cell/>
          <table:table-cell table:formula="of:=INDEX([.B$2:.B$4];[.$C15])*[.G15]/SUM([.$G$13:.$H$15])" office:value-type="float" office:value="5.88235294117647" calcext:value-type="float">
            <text:p>5.88</text:p>
          </table:table-cell>
          <table:table-cell table:formula="of:=INDEX([.C$2:.C$4];[.$C15])*[.H15]/SUM([.$G$13:.$H$15])" office:value-type="float" office:value="1.56862745098039" calcext:value-type="float">
            <text:p>1.57</text:p>
          </table:table-cell>
          <table:table-cell/>
          <table:table-cell table:formula="of:=[.J15]+MIN([.J9];[.J13])+MIN([.J12];[.J14])" office:value-type="float" office:value="10.1960784313726" calcext:value-type="float">
            <text:p>10.20</text:p>
          </table:table-cell>
          <table:table-cell table:formula="of:=[.K15]+MIN([.K9];[.K13])+MIN([.K12];[.K14])" office:value-type="float" office:value="4.44444444444444" calcext:value-type="float">
            <text:p>4.44</text:p>
          </table:table-cell>
          <table:table-cell/>
          <table:table-cell table:formula="of:=-([.$C$4]/[.$B$4])*[.$O$14]+[.$C$4]" office:value-type="float" office:value="4.44444444444444" calcext:value-type="float">
            <text:p>4.4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formula="of:=SUM([.G7];[.G10];[.G13])" office:value-type="float" office:value="208.333333333333" calcext:value-type="float">
            <text:p>208.33</text:p>
          </table:table-cell>
          <table:table-cell table:formula="of:=SUM([.H7];[.H10];[.H13])" office:value-type="float" office:value="166.666666666667" calcext:value-type="float">
            <text:p>166.67</text:p>
          </table:table-cell>
          <table:table-cell table:formula="of:=[.G17]/[.H17]" office:value-type="float" office:value="1.25" calcext:value-type="float">
            <text:p>1.25</text:p>
          </table:table-cell>
          <table:table-cell table:formula="of:=SUM([.J7];[.J10];[.J13])" office:value-type="float" office:value="8.23529411764706" calcext:value-type="float">
            <text:p>8.24</text:p>
          </table:table-cell>
          <table:table-cell table:formula="of:=SUM([.K7];[.K10];[.K13])" office:value-type="float" office:value="8.15686274509804" calcext:value-type="float">
            <text:p>8.16</text:p>
          </table:table-cell>
          <table:table-cell table:formula="of:=[.J17]/[.K17]" office:value-type="float" office:value="1.00961538461539" calcext:value-type="float">
            <text:p>1.01</text:p>
          </table:table-cell>
          <table:table-cell table:formula="of:=[.M7]-[.M8]*IF([.M8]&lt;0)-[.M9]*IF([.M9]&lt;0)" office:value-type="float" office:value="8.23529411764706" calcext:value-type="float">
            <text:p>8.24</text:p>
          </table:table-cell>
          <table:table-cell table:formula="of:=[.N7]-[.N8]*IF([.N8]&lt;0)-[.N9]*IF([.N9]&lt;0)" office:value-type="float" office:value="8.15686274509804" calcext:value-type="float">
            <text:p>8.16</text:p>
          </table:table-cell>
          <table:table-cell table:formula="of:=SUM([.M17:.N17])" office:value-type="float" office:value="16.3921568627451" calcext:value-type="float">
            <text:p>16.39</text:p>
          </table:table-cell>
          <table:table-cell/>
          <table:table-cell table:formula="of:=[.M17]/[.N17]" office:value-type="float" office:value="1.00961538461539" calcext:value-type="float">
            <text:p>1.01</text:p>
          </table:table-cell>
          <table:table-cell table:style-name="ce5" table:formula="of:=[.Q17]" office:value-type="float" office:value="1.00961538461539" calcext:value-type="float">
            <text:p>1.0096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/>
          <table:table-cell table:formula="of:=SUM([.J8];[.J11];[.J14])" office:value-type="float" office:value="14.9019607843137" calcext:value-type="float">
            <text:p>14.90</text:p>
          </table:table-cell>
          <table:table-cell table:formula="of:=SUM([.K8];[.K11];[.K14])" office:value-type="float" office:value="11.921568627451" calcext:value-type="float">
            <text:p>11.92</text:p>
          </table:table-cell>
          <table:table-cell table:formula="of:=[.J18]/[.K18]" office:value-type="float" office:value="1.25" calcext:value-type="float">
            <text:p>1.2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formula="of:=SUM([.J9];[.J12];[.J15])" office:value-type="float" office:value="10.1960784313726" calcext:value-type="float">
            <text:p>10.20</text:p>
          </table:table-cell>
          <table:table-cell table:formula="of:=SUM([.K9];[.K12];[.K15])" office:value-type="float" office:value="6.58823529411764" calcext:value-type="float">
            <text:p>6.59</text:p>
          </table:table-cell>
          <table:table-cell table:formula="of:=[.J19]/[.K19]" office:value-type="float" office:value="1.54761904761905" calcext:value-type="float">
            <text:p>1.55</text:p>
          </table:table-cell>
          <table:table-cell table:formula="of:=[.M11]-[.M10]*IF([.M10]&lt;0)-[.M12]*IF([.M12]&lt;0)" office:value-type="float" office:value="14.9019607843137" calcext:value-type="float">
            <text:p>14.90</text:p>
          </table:table-cell>
          <table:table-cell table:formula="of:=[.N11]-[.N10]*IF([.N10]&lt;0)-[.N12]*IF([.N12]&lt;0)" office:value-type="float" office:value="11.921568627451" calcext:value-type="float">
            <text:p>11.92</text:p>
          </table:table-cell>
          <table:table-cell table:formula="of:=SUM([.M19:.N19])" office:value-type="float" office:value="26.8235294117647" calcext:value-type="float">
            <text:p>26.82</text:p>
          </table:table-cell>
          <table:table-cell/>
          <table:table-cell table:formula="of:=[.M19]/[.N19]" office:value-type="float" office:value="1.25" calcext:value-type="float">
            <text:p>1.25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formula="of:=[.M15]-[.M13]*IF([.M13]&lt;0)-[.M14]*IF([.M14]&lt;0)" office:value-type="float" office:value="10.1960784313726" calcext:value-type="float">
            <text:p>10.20</text:p>
          </table:table-cell>
          <table:table-cell table:formula="of:=[.N15]-[.N13]*IF([.N13]&lt;0)-[.N14]*IF([.N14]&lt;0)" office:value-type="float" office:value="6.58823529411764" calcext:value-type="float">
            <text:p>6.59</text:p>
          </table:table-cell>
          <table:table-cell table:formula="of:=SUM([.M21:.N21])" office:value-type="float" office:value="16.7843137254902" calcext:value-type="float">
            <text:p>16.78</text:p>
          </table:table-cell>
          <table:table-cell/>
          <table:table-cell table:formula="of:=[.M21]/[.N21]" office:value-type="float" office:value="1.54761904761905" calcext:value-type="float">
            <text:p>1.55</text:p>
          </table:table-cell>
          <table:table-cell table:style-name="ce5" table:formula="of:=1.25/[.Q21]" office:value-type="float" office:value="0.807692307692306" calcext:value-type="float">
            <text:p>0.8076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9"/>
          <table:table-cell table:formula="of:=SUM([.O17:.O21])" office:value-type="float" office:value="60" calcext:value-type="float">
            <text:p>60.0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number-matrix-columns-spanned="1" table:number-matrix-rows-spanned="1" table:formula="of:=INDEX([.B$2:.B$4];[.$C7])*INDEX([.$J$2:.$J$4];[.$D7])/([.$E7]*SUM([.$J$2:.$J$4]/(INDEX([.$E$7:.$E$15];[.$C7]*3-2):INDEX([.$E$7:.$E$15];[.$C7]*3))))" office:value-type="float" office:value="3.52941176470588" calcext:value-type="float">
            <text:p>3.53</text:p>
          </table:table-cell>
          <table:table-cell table:number-matrix-columns-spanned="1" table:number-matrix-rows-spanned="1" table:formula="of:=INDEX([.C$2:.C$4];[.$C7])*INDEX([.$J$2:.$J$4];[.$D7])/([.$E7]*SUM([.$J$2:.$J$4]/(INDEX([.$E$7:.$E$15];[.$C7]*3-2):INDEX([.$E$7:.$E$15];[.$C7]*3))))" office:value-type="float" office:value="10.5882352941176" calcext:value-type="float">
            <text:p>10.59</text:p>
          </table:table-cell>
          <table:table-cell/>
          <table:table-cell table:formula="of:=INDEX([.$J$2:.$J$4];[.$D7])/[.$E7]" office:value-type="float" office:value="150" calcext:value-type="float">
            <text:p>150.00</text:p>
          </table:table-cell>
          <table:table-cell table:formula="of:=INDEX([.$J$2:.$J$4];[.$D7])/[.$E7]" office:value-type="float" office:value="150" calcext:value-type="float">
            <text:p>150.00</text:p>
          </table:table-cell>
          <table:table-cell/>
          <table:table-cell table:formula="of:=INDEX([.B$2:.B$4];[.$C7])*[.J25]/SUM([.$J25:.$K27])" office:value-type="float" office:value="1.76470588235294" calcext:value-type="float">
            <text:p>1.76</text:p>
          </table:table-cell>
          <table:table-cell table:formula="of:=INDEX([.C$2:.C$4];[.$C7])*[.K25]/SUM([.$J25:.$K27])" office:value-type="float" office:value="5.29411764705882" calcext:value-type="float">
            <text:p>5.2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8])*INDEX([.$J$2:.$J$4];[.$D8])/([.$E8]*SUM([.$J$2:.$J$4]/(INDEX([.$E$7:.$E$15];[.$C8]*3-2):INDEX([.$E$7:.$E$15];[.$C8]*3))))" office:value-type="float" office:value="4.70588235294118" calcext:value-type="float">
            <text:p>4.71</text:p>
          </table:table-cell>
          <table:table-cell table:number-matrix-columns-spanned="1" table:number-matrix-rows-spanned="1" table:formula="of:=INDEX([.C$2:.C$4];[.$C8])*INDEX([.$J$2:.$J$4];[.$D8])/([.$E8]*SUM([.$J$2:.$J$4]/(INDEX([.$E$7:.$E$15];[.$C8]*3-2):INDEX([.$E$7:.$E$15];[.$C8]*3))))" office:value-type="float" office:value="14.1176470588235" calcext:value-type="float">
            <text:p>14.12</text:p>
          </table:table-cell>
          <table:table-cell/>
          <table:table-cell table:formula="of:=INDEX([.$J$2:.$J$4];[.$D8])/[.$E8]" office:value-type="float" office:value="200" calcext:value-type="float">
            <text:p>200.00</text:p>
          </table:table-cell>
          <table:table-cell table:formula="of:=INDEX([.$J$2:.$J$4];[.$D8])/[.$E8]" office:value-type="float" office:value="200" calcext:value-type="float">
            <text:p>20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9])*INDEX([.$J$2:.$J$4];[.$D9])/([.$E9]*SUM([.$J$2:.$J$4]/(INDEX([.$E$7:.$E$15];[.$C9]*3-2):INDEX([.$E$7:.$E$15];[.$C9]*3))))" office:value-type="float" office:value="1.76470588235294" calcext:value-type="float">
            <text:p>1.76</text:p>
          </table:table-cell>
          <table:table-cell table:number-matrix-columns-spanned="1" table:number-matrix-rows-spanned="1" table:formula="of:=INDEX([.C$2:.C$4];[.$C9])*INDEX([.$J$2:.$J$4];[.$D9])/([.$E9]*SUM([.$J$2:.$J$4]/(INDEX([.$E$7:.$E$15];[.$C9]*3-2):INDEX([.$E$7:.$E$15];[.$C9]*3))))" office:value-type="float" office:value="5.29411764705882" calcext:value-type="float">
            <text:p>5.29</text:p>
          </table:table-cell>
          <table:table-cell/>
          <table:table-cell table:formula="of:=INDEX([.$J$2:.$J$4];[.$D9])/[.$E9]" office:value-type="float" office:value="75" calcext:value-type="float">
            <text:p>75.00</text:p>
          </table:table-cell>
          <table:table-cell table:formula="of:=INDEX([.$J$2:.$J$4];[.$D9])/[.$E9]" office:value-type="float" office:value="75" calcext:value-type="float">
            <text:p>75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0])*INDEX([.$J$2:.$J$4];[.$D10])/([.$E10]*SUM([.$J$2:.$J$4]/(INDEX([.$E$7:.$E$15];[.$C10]*3-2):INDEX([.$E$7:.$E$15];[.$C10]*3))))" office:value-type="float" office:value="6" calcext:value-type="float">
            <text:p>6.00</text:p>
          </table:table-cell>
          <table:table-cell table:number-matrix-columns-spanned="1" table:number-matrix-rows-spanned="1" table:formula="of:=INDEX([.C$2:.C$4];[.$C10])*INDEX([.$J$2:.$J$4];[.$D10])/([.$E10]*SUM([.$J$2:.$J$4]/(INDEX([.$E$7:.$E$15];[.$C10]*3-2):INDEX([.$E$7:.$E$15];[.$C10]*3))))" office:value-type="float" office:value="6" calcext:value-type="float">
            <text:p>6.00</text:p>
          </table:table-cell>
          <table:table-cell/>
          <table:table-cell table:formula="of:=INDEX([.$J$2:.$J$4];[.$D10])/[.$E10]" office:value-type="float" office:value="150" calcext:value-type="float">
            <text:p>150.00</text:p>
          </table:table-cell>
          <table:table-cell table:formula="of:=INDEX([.$J$2:.$J$4];[.$D10])/[.$E10]" office:value-type="float" office:value="150" calcext:value-type="float">
            <text:p>150.00</text:p>
          </table:table-cell>
          <table:table-cell/>
          <table:table-cell table:formula="of:=INDEX([.B$2:.B$4];[.$C10])*[.J28]/SUM([.$J28:.$K30])" office:value-type="float" office:value="3" calcext:value-type="float">
            <text:p>3.00</text:p>
          </table:table-cell>
          <table:table-cell table:formula="of:=INDEX([.C$2:.C$4];[.$C10])*[.K28]/SUM([.$J28:.$K30])" office:value-type="float" office:value="3" calcext:value-type="float">
            <text:p>3.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1])*INDEX([.$J$2:.$J$4];[.$D11])/([.$E11]*SUM([.$J$2:.$J$4]/(INDEX([.$E$7:.$E$15];[.$C11]*3-2):INDEX([.$E$7:.$E$15];[.$C11]*3))))" office:value-type="float" office:value="8" calcext:value-type="float">
            <text:p>8.00</text:p>
          </table:table-cell>
          <table:table-cell table:number-matrix-columns-spanned="1" table:number-matrix-rows-spanned="1" table:formula="of:=INDEX([.C$2:.C$4];[.$C11])*INDEX([.$J$2:.$J$4];[.$D11])/([.$E11]*SUM([.$J$2:.$J$4]/(INDEX([.$E$7:.$E$15];[.$C11]*3-2):INDEX([.$E$7:.$E$15];[.$C11]*3))))" office:value-type="float" office:value="8" calcext:value-type="float">
            <text:p>8.00</text:p>
          </table:table-cell>
          <table:table-cell/>
          <table:table-cell table:formula="of:=INDEX([.$J$2:.$J$4];[.$D11])/[.$E11]" office:value-type="float" office:value="200" calcext:value-type="float">
            <text:p>200.00</text:p>
          </table:table-cell>
          <table:table-cell table:formula="of:=INDEX([.$J$2:.$J$4];[.$D11])/[.$E11]" office:value-type="float" office:value="200" calcext:value-type="float">
            <text:p>20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2])*INDEX([.$J$2:.$J$4];[.$D12])/([.$E12]*SUM([.$J$2:.$J$4]/(INDEX([.$E$7:.$E$15];[.$C12]*3-2):INDEX([.$E$7:.$E$15];[.$C12]*3))))" office:value-type="float" office:value="6" calcext:value-type="float">
            <text:p>6.00</text:p>
          </table:table-cell>
          <table:table-cell table:number-matrix-columns-spanned="1" table:number-matrix-rows-spanned="1" table:formula="of:=INDEX([.C$2:.C$4];[.$C12])*INDEX([.$J$2:.$J$4];[.$D12])/([.$E12]*SUM([.$J$2:.$J$4]/(INDEX([.$E$7:.$E$15];[.$C12]*3-2):INDEX([.$E$7:.$E$15];[.$C12]*3))))" office:value-type="float" office:value="6" calcext:value-type="float">
            <text:p>6.00</text:p>
          </table:table-cell>
          <table:table-cell/>
          <table:table-cell table:formula="of:=INDEX([.$J$2:.$J$4];[.$D12])/[.$E12]" office:value-type="float" office:value="150" calcext:value-type="float">
            <text:p>150.00</text:p>
          </table:table-cell>
          <table:table-cell table:formula="of:=INDEX([.$J$2:.$J$4];[.$D12])/[.$E12]" office:value-type="float" office:value="150" calcext:value-type="float">
            <text:p>15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3])*INDEX([.$J$2:.$J$4];[.$D13])/([.$E13]*SUM([.$J$2:.$J$4]/(INDEX([.$E$7:.$E$15];[.$C13]*3-2):INDEX([.$E$7:.$E$15];[.$C13]*3))))" office:value-type="float" office:value="5.29411764705882" calcext:value-type="float">
            <text:p>5.29</text:p>
          </table:table-cell>
          <table:table-cell table:number-matrix-columns-spanned="1" table:number-matrix-rows-spanned="1" table:formula="of:=INDEX([.C$2:.C$4];[.$C13])*INDEX([.$J$2:.$J$4];[.$D13])/([.$E13]*SUM([.$J$2:.$J$4]/(INDEX([.$E$7:.$E$15];[.$C13]*3-2):INDEX([.$E$7:.$E$15];[.$C13]*3))))" office:value-type="float" office:value="1.76470588235294" calcext:value-type="float">
            <text:p>1.76</text:p>
          </table:table-cell>
          <table:table-cell/>
          <table:table-cell table:formula="of:=INDEX([.$J$2:.$J$4];[.$D13])/[.$E13]" office:value-type="float" office:value="75" calcext:value-type="float">
            <text:p>75.00</text:p>
          </table:table-cell>
          <table:table-cell table:formula="of:=INDEX([.$J$2:.$J$4];[.$D13])/[.$E13]" office:value-type="float" office:value="75" calcext:value-type="float">
            <text:p>75.00</text:p>
          </table:table-cell>
          <table:table-cell/>
          <table:table-cell table:formula="of:=INDEX([.B$2:.B$4];[.$C13])*[.J31]/SUM([.$J31:.$K33])" office:value-type="float" office:value="2.64705882352941" calcext:value-type="float">
            <text:p>2.65</text:p>
          </table:table-cell>
          <table:table-cell table:formula="of:=INDEX([.C$2:.C$4];[.$C13])*[.K31]/SUM([.$J31:.$K33])" office:value-type="float" office:value="0.882352941176471" calcext:value-type="float">
            <text:p>0.8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4])*INDEX([.$J$2:.$J$4];[.$D14])/([.$E14]*SUM([.$J$2:.$J$4]/(INDEX([.$E$7:.$E$15];[.$C14]*3-2):INDEX([.$E$7:.$E$15];[.$C14]*3))))" office:value-type="float" office:value="14.1176470588235" calcext:value-type="float">
            <text:p>14.12</text:p>
          </table:table-cell>
          <table:table-cell table:number-matrix-columns-spanned="1" table:number-matrix-rows-spanned="1" table:formula="of:=INDEX([.C$2:.C$4];[.$C14])*INDEX([.$J$2:.$J$4];[.$D14])/([.$E14]*SUM([.$J$2:.$J$4]/(INDEX([.$E$7:.$E$15];[.$C14]*3-2):INDEX([.$E$7:.$E$15];[.$C14]*3))))" office:value-type="float" office:value="4.70588235294118" calcext:value-type="float">
            <text:p>4.71</text:p>
          </table:table-cell>
          <table:table-cell/>
          <table:table-cell table:formula="of:=INDEX([.$J$2:.$J$4];[.$D14])/[.$E14]" office:value-type="float" office:value="200" calcext:value-type="float">
            <text:p>200.00</text:p>
          </table:table-cell>
          <table:table-cell table:formula="of:=INDEX([.$J$2:.$J$4];[.$D14])/[.$E14]" office:value-type="float" office:value="200" calcext:value-type="float">
            <text:p>20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5])*INDEX([.$J$2:.$J$4];[.$D15])/([.$E15]*SUM([.$J$2:.$J$4]/(INDEX([.$E$7:.$E$15];[.$C15]*3-2):INDEX([.$E$7:.$E$15];[.$C15]*3))))" office:value-type="float" office:value="10.5882352941176" calcext:value-type="float">
            <text:p>10.59</text:p>
          </table:table-cell>
          <table:table-cell table:number-matrix-columns-spanned="1" table:number-matrix-rows-spanned="1" table:formula="of:=INDEX([.C$2:.C$4];[.$C15])*INDEX([.$J$2:.$J$4];[.$D15])/([.$E15]*SUM([.$J$2:.$J$4]/(INDEX([.$E$7:.$E$15];[.$C15]*3-2):INDEX([.$E$7:.$E$15];[.$C15]*3))))" office:value-type="float" office:value="3.52941176470588" calcext:value-type="float">
            <text:p>3.53</text:p>
          </table:table-cell>
          <table:table-cell/>
          <table:table-cell table:formula="of:=INDEX([.$J$2:.$J$4];[.$D15])/[.$E15]" office:value-type="float" office:value="150" calcext:value-type="float">
            <text:p>150.00</text:p>
          </table:table-cell>
          <table:table-cell table:formula="of:=INDEX([.$J$2:.$J$4];[.$D15])/[.$E15]" office:value-type="float" office:value="150" calcext:value-type="float">
            <text:p>15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25];[.G28];[.G31])" office:value-type="float" office:value="14.8235294117647" calcext:value-type="float">
            <text:p>14.82</text:p>
          </table:table-cell>
          <table:table-cell table:formula="of:=SUM([.H25];[.H28];[.H31])" office:value-type="float" office:value="18.3529411764706" calcext:value-type="float">
            <text:p>18.35</text:p>
          </table:table-cell>
          <table:table-cell table:formula="of:=[.G35]/[.H35]" office:value-type="float" office:value="0.807692307692308" calcext:value-type="float">
            <text:p>0.81</text:p>
          </table:table-cell>
          <table:table-cell table:number-columns-repeated="3"/>
          <table:table-cell table:formula="of:=SUM([.M25];[.M28];[.M31])" office:value-type="float" office:value="7.41176470588235" calcext:value-type="float">
            <text:p>7.41</text:p>
          </table:table-cell>
          <table:table-cell table:formula="of:=SUM([.N25];[.N28];[.N31])" office:value-type="float" office:value="9.17647058823529" calcext:value-type="float">
            <text:p>9.18</text:p>
          </table:table-cell>
          <table:table-cell table:formula="of:=[.M35]/[.N35]" office:value-type="float" office:value="0.807692307692308" calcext:value-type="float">
            <text:p>0.81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2" table:default-cell-style-name="ce1"/>
        <table:table-column table:style-name="co13" table:number-columns-repeated="3" table:default-cell-style-name="ce1"/>
        <table:table-column table:style-name="co7" table:number-columns-repeated="1009" table:default-cell-style-name="ce1"/>
        <table:table-row table:style-name="ro1">
          <table:table-cell/>
          <table:table-cell office:value-type="string" calcext:value-type="string">
            <text:p>Rye Prod.</text:p>
          </table:table-cell>
          <table:table-cell office:value-type="string" calcext:value-type="string">
            <text:p>Beer Prod.</text:p>
          </table:table-cell>
          <table:table-cell/>
          <table:table-cell office:value-type="string" calcext:value-type="string">
            <text:p>Rye Demand</text:p>
          </table:table-cell>
          <table:table-cell office:value-type="string" calcext:value-type="string">
            <text:p>Beer Demand</text:p>
          </table:table-cell>
          <table:table-cell office:value-type="string" calcext:value-type="string">
            <text:p>Rye Demand</text:p>
          </table:table-cell>
          <table:table-cell office:value-type="string" calcext:value-type="string">
            <text:p>Beer Demand</text:p>
          </table:table-cell>
          <table:table-cell/>
          <table:table-cell office:value-type="string" calcext:value-type="string">
            <text:p>Demand Pow</text:p>
          </table:table-cell>
          <table:table-cell/>
          <table:table-cell office:value-type="string" calcext:value-type="string">
            <text:p>Distanc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0" calcext:value-type="float">
            <text:p>1,000.00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F2]/0.8" office:value-type="float" office:value="2.5" calcext:value-type="float">
            <text:p>2.50</text:p>
          </table:table-cell>
          <table:table-cell office:value-type="float" office:value="2" calcext:value-type="float">
            <text:p>2.00</text:p>
          </table:table-cell>
          <table:table-cell table:formula="of:=[.E2]/SUM([.$E2:.$F2])" office:value-type="float" office:value="0.555555555555556" calcext:value-type="float">
            <text:p>0.56</text:p>
          </table:table-cell>
          <table:table-cell table:formula="of:=[.F2]/SUM([.$E2:.$F2])" office:value-type="float" office:value="0.444444444444444" calcext:value-type="float">
            <text:p>0.44</text:p>
          </table:table-cell>
          <table:table-cell/>
          <table:table-cell office:value-type="float" office:value="150" calcext:value-type="float">
            <text:p>150.00</text:p>
          </table:table-cell>
          <table:table-cell/>
          <table:table-cell office:value-type="string" calcext:value-type="string">
            <text:p>A</text:p>
          </table:table-cell>
          <table:table-cell table:formula="of:=[$Sheet1.E7]" office:value-type="float" office:value="1" calcext:value-type="float">
            <text:p>1.00</text:p>
          </table:table-cell>
          <table:table-cell table:formula="of:=[$Sheet1.E8]" office:value-type="float" office:value="1" calcext:value-type="float">
            <text:p>1.00</text:p>
          </table:table-cell>
          <table:table-cell table:formula="of:=[$Sheet1.E9]" office:value-type="float" office:value="2" calcext:value-type="float">
            <text:p>2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2000" calcext:value-type="float">
            <text:p>2,000.00</text:p>
          </table:table-cell>
          <table:table-cell/>
          <table:table-cell table:formula="of:=[.F3]/0.8"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[.E3]/SUM([.$E3:.$F3])" office:value-type="float" office:value="0.555555555555556" calcext:value-type="float">
            <text:p>0.56</text:p>
          </table:table-cell>
          <table:table-cell table:formula="of:=[.F3]/SUM([.$E3:.$F3])" office:value-type="float" office:value="0.444444444444444" calcext:value-type="float">
            <text:p>0.44</text:p>
          </table:table-cell>
          <table:table-cell/>
          <table:table-cell office:value-type="float" office:value="200" calcext:value-type="float">
            <text:p>200.00</text:p>
          </table:table-cell>
          <table:table-cell/>
          <table:table-cell office:value-type="string" calcext:value-type="string">
            <text:p>B</text:p>
          </table:table-cell>
          <table:table-cell table:formula="of:=[$Sheet1.E10]" office:value-type="float" office:value="1" calcext:value-type="float">
            <text:p>1.00</text:p>
          </table:table-cell>
          <table:table-cell table:formula="of:=[$Sheet1.E11]" office:value-type="float" office:value="1" calcext:value-type="float">
            <text:p>1.00</text:p>
          </table:table-cell>
          <table:table-cell table:formula="of:=[$Sheet1.E12]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00" calcext:value-type="float">
            <text:p>3,000.00</text:p>
          </table:table-cell>
          <table:table-cell office:value-type="float" office:value="1000" calcext:value-type="float">
            <text:p>1,000.00</text:p>
          </table:table-cell>
          <table:table-cell/>
          <table:table-cell table:formula="of:=[.F4]/0.8" office:value-type="float" office:value="3.75" calcext:value-type="float">
            <text:p>3.75</text:p>
          </table:table-cell>
          <table:table-cell office:value-type="float" office:value="3" calcext:value-type="float">
            <text:p>3.00</text:p>
          </table:table-cell>
          <table:table-cell table:formula="of:=[.E4]/SUM([.$E4:.$F4])" office:value-type="float" office:value="0.555555555555556" calcext:value-type="float">
            <text:p>0.56</text:p>
          </table:table-cell>
          <table:table-cell table:formula="of:=[.F4]/SUM([.$E4:.$F4])" office:value-type="float" office:value="0.444444444444444" calcext:value-type="float">
            <text:p>0.44</text:p>
          </table:table-cell>
          <table:table-cell/>
          <table:table-cell office:value-type="float" office:value="150" calcext:value-type="float">
            <text:p>150.00</text:p>
          </table:table-cell>
          <table:table-cell/>
          <table:table-cell office:value-type="string" calcext:value-type="string">
            <text:p>C</text:p>
          </table:table-cell>
          <table:table-cell table:formula="of:=[$Sheet1.E13]" office:value-type="float" office:value="2" calcext:value-type="float">
            <text:p>2.00</text:p>
          </table:table-cell>
          <table:table-cell table:formula="of:=[$Sheet1.E14]" office:value-type="float" office:value="1" calcext:value-type="float">
            <text:p>1.00</text:p>
          </table:table-cell>
          <table:table-cell table:formula="of:=[$Sheet1.E15]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mpare</text:p>
          </table:table-cell>
          <table:table-cell office:value-type="string" calcext:value-type="string">
            <text:p>Produc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table:style-name="ce7" table:number-matrix-columns-spanned="1" table:number-matrix-rows-spanned="1" table:formula="of:=SUM([.B2]*[.G$2:.G$4]*[.$J$2:.$J$4]/(TRANSPOSE([.$M2:.$O2])*SUM([.$J$2:.$J$4]/TRANSPOSE([.$M2:.$O2]))))" office:value-type="float" office:value="555.555555555556" calcext:value-type="float">
            <text:p>555.56</text:p>
          </table:table-cell>
          <table:table-cell table:number-matrix-columns-spanned="1" table:number-matrix-rows-spanned="1" table:formula="of:=SUM([.C2]*[.H$2:.H$4]*[.$J$2:.$J$4]/(TRANSPOSE([.$M2:.$O2])*SUM([.$J$2:.$J$4]/TRANSPOSE([.$M2:.$O2]))))" office:value-type="float" office:value="1333.33333333333" calcext:value-type="float">
            <text:p>1,333.33</text:p>
          </table:table-cell>
          <table:table-cell/>
          <table:table-cell table:formula="of:=[$Sheet1.O8]" office:value-type="float" office:value="5.55555555555556" calcext:value-type="float">
            <text:p>5.56</text:p>
          </table:table-cell>
          <table:table-cell table:formula="of:=[$Sheet1.P8]" office:value-type="float" office:value="13.3333333333333" calcext:value-type="float">
            <text:p>1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1" table:number-matrix-rows-spanned="1" table:formula="of:=SUM([.B3]*[.G$2:.G$4]*[.$J$2:.$J$4]/(TRANSPOSE([.$M3:.$O3])*SUM([.$J$2:.$J$4]/TRANSPOSE([.$M3:.$O3]))))" office:value-type="float" office:value="1111.11111111111" calcext:value-type="float">
            <text:p>1,111.11</text:p>
          </table:table-cell>
          <table:table-cell table:number-matrix-columns-spanned="1" table:number-matrix-rows-spanned="1" table:formula="of:=SUM([.C3]*[.H$2:.H$4]*[.$J$2:.$J$4]/(TRANSPOSE([.$M3:.$O3])*SUM([.$J$2:.$J$4]/TRANSPOSE([.$M3:.$O3]))))" office:value-type="float" office:value="888.888888888888" calcext:value-type="float">
            <text:p>888.89</text:p>
          </table:table-cell>
          <table:table-cell/>
          <table:table-cell table:formula="of:=[$Sheet1.O11]" office:value-type="float" office:value="11.1111111111111" calcext:value-type="float">
            <text:p>11.11</text:p>
          </table:table-cell>
          <table:table-cell table:formula="of:=[$Sheet1.P11]" office:value-type="float" office:value="8.88888888888888" calcext:value-type="float">
            <text:p>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table:number-matrix-columns-spanned="1" table:number-matrix-rows-spanned="1" table:formula="of:=SUM([.B4]*[.G$2:.G$4]*[.$J$2:.$J$4]/(TRANSPOSE([.$M4:.$O4])*SUM([.$J$2:.$J$4]/TRANSPOSE([.$M4:.$O4]))))" office:value-type="float" office:value="1666.66666666667" calcext:value-type="float">
            <text:p>1,666.67</text:p>
          </table:table-cell>
          <table:table-cell table:number-matrix-columns-spanned="1" table:number-matrix-rows-spanned="1" table:formula="of:=SUM([.C4]*[.H$2:.H$4]*[.$J$2:.$J$4]/(TRANSPOSE([.$M4:.$O4])*SUM([.$J$2:.$J$4]/TRANSPOSE([.$M4:.$O4]))))" office:value-type="float" office:value="444.444444444444" calcext:value-type="float">
            <text:p>444.44</text:p>
          </table:table-cell>
          <table:table-cell/>
          <table:table-cell table:formula="of:=[$Sheet1.O14]" office:value-type="float" office:value="16.6666666666667" calcext:value-type="float">
            <text:p>16.67</text:p>
          </table:table-cell>
          <table:table-cell table:formula="of:=[$Sheet1.P14]" office:value-type="float" office:value="4.44444444444444" calcext:value-type="float">
            <text:p>4.4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sumption</text:p>
          </table:table-cell>
          <table:table-cell table:number-columns-repeated="2"/>
          <table:table-cell office:value-type="string" calcext:value-type="string">
            <text:p>Compare</text:p>
          </table:table-cell>
          <table:table-cell office:value-type="string" calcext:value-type="string">
            <text:p>Consump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table:number-matrix-columns-spanned="1" table:number-matrix-rows-spanned="1" table:formula="of:=SUM([.B$2:.B$4]*[.G2]*[.$J2]/(TRANSPOSE([.$M2:.$O2])*MMULT(1/[.$M$2:.$O$4];[.$J$2:.$J$4])))" office:value-type="float" office:value="823.529411764707" calcext:value-type="float">
            <text:p>823.53</text:p>
          </table:table-cell>
          <table:table-cell table:number-matrix-columns-spanned="1" table:number-matrix-rows-spanned="1" table:formula="of:=SUM([.C$2:.C$4]*[.H2]*[.$J2]/(TRANSPOSE([.$M2:.$O2])*MMULT(1/[.$M$2:.$O$4];[.$J$2:.$J$4])))" office:value-type="float" office:value="815.686274509803" calcext:value-type="float">
            <text:p>815.69</text:p>
          </table:table-cell>
          <table:table-cell/>
          <table:table-cell table:formula="of:=[$Sheet1.M17]" office:value-type="float" office:value="8.23529411764706" calcext:value-type="float">
            <text:p>8.24</text:p>
          </table:table-cell>
          <table:table-cell table:formula="of:=[$Sheet1.N17]" office:value-type="float" office:value="8.15686274509804" calcext:value-type="float">
            <text:p>8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1" table:number-matrix-rows-spanned="1" table:formula="of:=SUM([.B$2:.B$4]*[.G3]*[.$J3]/(TRANSPOSE([.$M3:.$O3])*MMULT(1/[.$M$2:.$O$4];[.$J$2:.$J$4])))" office:value-type="float" office:value="1490.19607843137" calcext:value-type="float">
            <text:p>1,490.20</text:p>
          </table:table-cell>
          <table:table-cell table:number-matrix-columns-spanned="1" table:number-matrix-rows-spanned="1" table:formula="of:=SUM([.C$2:.C$4]*[.H3]*[.$J3]/(TRANSPOSE([.$M3:.$O3])*MMULT(1/[.$M$2:.$O$4];[.$J$2:.$J$4])))" office:value-type="float" office:value="1192.1568627451" calcext:value-type="float">
            <text:p>1,192.16</text:p>
          </table:table-cell>
          <table:table-cell/>
          <table:table-cell table:formula="of:=[$Sheet1.M19]" office:value-type="float" office:value="14.9019607843137" calcext:value-type="float">
            <text:p>14.90</text:p>
          </table:table-cell>
          <table:table-cell table:formula="of:=[$Sheet1.N19]" office:value-type="float" office:value="11.921568627451" calcext:value-type="float">
            <text:p>11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table:number-matrix-columns-spanned="1" table:number-matrix-rows-spanned="1" table:formula="of:=SUM([.B$2:.B$4]*[.G4]*[.$J4]/(TRANSPOSE([.$M4:.$O4])*MMULT(1/[.$M$2:.$O$4];[.$J$2:.$J$4])))" office:value-type="float" office:value="1019.60784313726" calcext:value-type="float">
            <text:p>1,019.61</text:p>
          </table:table-cell>
          <table:table-cell table:number-matrix-columns-spanned="1" table:number-matrix-rows-spanned="1" table:formula="of:=SUM([.C$2:.C$4]*[.H4]*[.$J4]/(TRANSPOSE([.$M4:.$O4])*MMULT(1/[.$M$2:.$O$4];[.$J$2:.$J$4])))" office:value-type="float" office:value="658.823529411764" calcext:value-type="float">
            <text:p>658.82</text:p>
          </table:table-cell>
          <table:table-cell/>
          <table:table-cell table:formula="of:=[$Sheet1.M21]" office:value-type="float" office:value="10.1960784313726" calcext:value-type="float">
            <text:p>10.20</text:p>
          </table:table-cell>
          <table:table-cell table:formula="of:=[$Sheet1.N21]" office:value-type="float" office:value="6.58823529411764" calcext:value-type="float">
            <text:p>6.5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and Rate Locks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table:number-matrix-columns-spanned="1" table:number-matrix-rows-spanned="1" table:formula="of:=SUM([.B$2:.B$4]*[.$J2]/(TRANSPOSE([.$M2:.$O2])*MMULT(1/[.$M$2:.$O$4];[.$J$2:.$J$4])))" office:value-type="float" office:value="1482.35294117647" calcext:value-type="float">
            <text:p>1,482.35</text:p>
          </table:table-cell>
          <table:table-cell table:number-matrix-columns-spanned="1" table:number-matrix-rows-spanned="1" table:formula="of:=SUM([.C$2:.C$4]*[.$J2]/(TRANSPOSE([.$M2:.$O2])*MMULT(1/[.$M$2:.$O$4];[.$J$2:.$J$4])))" office:value-type="float" office:value="1835.29411764706" calcext:value-type="float">
            <text:p>1,835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1" table:number-matrix-rows-spanned="1" table:formula="of:=SUM([.B$2:.B$4]*[.$J3]/(TRANSPOSE([.$M3:.$O3])*MMULT(1/[.$M$2:.$O$4];[.$J$2:.$J$4])))" office:value-type="float" office:value="2682.35294117647" calcext:value-type="float">
            <text:p>2,682.35</text:p>
          </table:table-cell>
          <table:table-cell table:number-matrix-columns-spanned="1" table:number-matrix-rows-spanned="1" table:formula="of:=SUM([.C$2:.C$4]*[.$J3]/(TRANSPOSE([.$M3:.$O3])*MMULT(1/[.$M$2:.$O$4];[.$J$2:.$J$4])))" office:value-type="float" office:value="2682.35294117647" calcext:value-type="float">
            <text:p>2,682.35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table:number-matrix-columns-spanned="1" table:number-matrix-rows-spanned="1" table:formula="of:=SUM([.B$2:.B$4]*[.$J4]/(TRANSPOSE([.$M4:.$O4])*MMULT(1/[.$M$2:.$O$4];[.$J$2:.$J$4])))" office:value-type="float" office:value="1835.29411764706" calcext:value-type="float">
            <text:p>1,835.29</text:p>
          </table:table-cell>
          <table:table-cell table:number-matrix-columns-spanned="1" table:number-matrix-rows-spanned="1" table:formula="of:=SUM([.C$2:.C$4]*[.$J4]/(TRANSPOSE([.$M4:.$O4])*MMULT(1/[.$M$2:.$O$4];[.$J$2:.$J$4])))" office:value-type="float" office:value="1482.35294117647" calcext:value-type="float">
            <text:p>1,482.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table:formula="of:=[.C20]/[.B20]" office:value-type="float" office:value="1.23809523809524" calcext:value-type="float">
            <text:p>1.24</text:p>
          </table:table-cell>
          <table:table-cell table:formula="of:=[.B20]/[.C20]" office:value-type="float" office:value="0.807692307692308" calcext:value-type="float">
            <text:p>0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formula="of:=[.C21]/[.B21]" office:value-type="float" office:value="1" calcext:value-type="float">
            <text:p>1.00</text:p>
          </table:table-cell>
          <table:table-cell table:formula="of:=[.B21]/[.C21]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formula="of:=[.C22]/[.B22]" office:value-type="float" office:value="0.807692307692308" calcext:value-type="float">
            <text:p>0.81</text:p>
          </table:table-cell>
          <table:table-cell table:formula="of:=[.B22]/[.C22]" office:value-type="float" office:value="1.23809523809524" calcext:value-type="float">
            <text:p>1.24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 Rye Importers (Grs)</text:p>
          </table:table-cell>
          <table:table-cell table:number-matrix-columns-spanned="1" table:number-matrix-rows-spanned="1" table:formula="of:=SMALL([.B2]*[.G$2:.G$4]*[.$J$2:.$J$4]/(TRANSPOSE([.$M2:.$O2])*SUM([.$J$2:.$J$4]/TRANSPOSE([.$M2:.$O2])));1)" office:value-type="float" office:value="98.0392156862746" calcext:value-type="float">
            <text:p>98.04</text:p>
          </table:table-cell>
          <table:table-cell table:number-matrix-columns-spanned="1" table:number-matrix-rows-spanned="1" table:formula="of:=SMALL([.B2]*[.G$2:.G$4]*[.$J$2:.$J$4]/(TRANSPOSE([.$M2:.$O2])*SUM([.$J$2:.$J$4]/TRANSPOSE([.$M2:.$O2])));2)" office:value-type="float" office:value="196.078431372549" calcext:value-type="float">
            <text:p>196.08</text:p>
          </table:table-cell>
          <table:table-cell table:number-matrix-columns-spanned="1" table:number-matrix-rows-spanned="1" table:formula="of:=SMALL([.B2]*[.G$2:.G$4]*[.$J$2:.$J$4]/(TRANSPOSE([.$M2:.$O2])*SUM([.$J$2:.$J$4]/TRANSPOSE([.$M2:.$O2])));3)" office:value-type="float" office:value="261.437908496732" calcext:value-type="float">
            <text:p>261.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matrix-columns-spanned="1" table:number-matrix-rows-spanned="3" table:formula="of:=[.B2]*[.G$2:.G$4]*[.$J$2:.$J$4]/(TRANSPOSE([.$M2:.$O2])*SUM([.$J$2:.$J$4]/TRANSPOSE([.$M2:.$O2])))" office:value-type="float" office:value="196.078431372549" calcext:value-type="float">
            <text:p>196.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61.437908496732" calcext:value-type="float">
            <text:p>261.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8.0392156862746" calcext:value-type="float">
            <text:p>98.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Beer Prod</text:p>
          </table:table-cell>
          <table:table-cell office:value-type="string" calcext:value-type="string">
            <text:p>A Beer Cons</text:p>
          </table:table-cell>
          <table:table-cell office:value-type="string" calcext:value-type="string">
            <text:p>exports</text:p>
          </table:table-cell>
          <table:table-cell table:number-columns-repeated="1020"/>
        </table:table-row>
        <table:table-row table:style-name="ro1">
          <table:table-cell/>
          <table:table-cell table:number-matrix-columns-spanned="1" table:number-matrix-rows-spanned="3" table:formula="of:=[.C2]*[.H$2:.H$4]*[.$J$2:.$J$4]/(TRANSPOSE([.$M2:.$O2])*SUM([.$J$2:.$J$4]/TRANSPOSE([.$M2:.$O2])))" office:value-type="float" office:value="470.588235294117" calcext:value-type="float">
            <text:p>470.59</text:p>
          </table:table-cell>
          <table:table-cell table:number-matrix-columns-spanned="1" table:number-matrix-rows-spanned="3" table:formula="of:=[.C$2:.C$4]*[.H2]*[.$J2]/(TRANSPOSE([.$M2:.$O2])*MMULT(1/[.$M$2:.$O$4];[.$J$2:.$J$4]))" office:value-type="float" office:value="470.588235294117" calcext:value-type="float">
            <text:p>470.59</text:p>
          </table:table-cell>
          <table:table-cell table:formula="of:=MIN([.B40:.C40])+MIN([.B41:.C41])+MIN([.B42:.C42])" office:value-type="float" office:value="815.686274509803" calcext:value-type="float">
            <text:p>815.69</text:p>
          </table:table-cell>
          <table:table-cell/>
          <table:table-cell table:number-matrix-columns-spanned="1" table:number-matrix-rows-spanned="1" table:formula="of:=SUM(IF([.B40:.B42]&lt;[.C40:.C42];[.B40:.B42];[.C40:.C42]))" office:value-type="float" office:value="815.686274509803" calcext:value-type="float">
            <text:p>815.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7.450980392156" calcext:value-type="float">
            <text:p>627.45</text:p>
          </table:table-cell>
          <table:table-cell office:value-type="float" office:value="266.666666666666" calcext:value-type="float">
            <text:p>266.67</text:p>
          </table:table-cell>
          <table:table-cell table:formula="of:=[.B41]-[.C41]" office:value-type="float" office:value="360.78431372549" calcext:value-type="float">
            <text:p>360.78</text:p>
          </table:table-cell>
          <table:table-cell/>
          <table:table-cell table:number-matrix-columns-spanned="1" table:number-matrix-rows-spanned="3" table:formula="of:=IF([.B40:.B42]&lt;&gt;[.C40:.C42];[.B40:.B42])-IF([.B40:.B42]&lt;&gt;[.C40:.C42];[.C40:.C42])" office:value-type="float" office:value="0" calcext:value-type="float">
            <text:p>0.00</text:p>
          </table:table-cell>
          <table:table-cell/>
          <table:table-cell table:number-matrix-columns-spanned="1" table:number-matrix-rows-spanned="1" table:formula="of:=IF(SUM([.B40:.B42]-[.C40:.C42])&gt;0;SUM([.B40:.B42]-[.C40:.C42]))" office:value-type="float" office:value="517.647058823529" calcext:value-type="float">
            <text:p>517.6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5.294117647059" calcext:value-type="float">
            <text:p>235.29</text:p>
          </table:table-cell>
          <table:table-cell office:value-type="float" office:value="78.4313725490195" calcext:value-type="float">
            <text:p>78.43</text:p>
          </table:table-cell>
          <table:table-cell table:formula="of:=[.B42]-[.C42]" office:value-type="float" office:value="156.862745098039" calcext:value-type="float">
            <text:p>156.86</text:p>
          </table:table-cell>
          <table:table-cell/>
          <table:table-cell office:value-type="float" office:value="360.78431372549" calcext:value-type="float">
            <text:p>360.7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56.862745098039" calcext:value-type="float">
            <text:p>156.86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9:33:55.3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5:30:26.530000000</meta:creation-date>
    <dc:date>2019-01-12T19:48:39.006000000</dc:date>
    <meta:editing-duration>P1DT17H27M35S</meta:editing-duration>
    <meta:editing-cycles>41</meta:editing-cycles>
    <meta:generator>LibreOffice/6.1.1.2$Windows_X86_64 LibreOffice_project/5d19a1bfa650b796764388cd8b33a5af1f5baa1b</meta:generator>
    <meta:document-statistic meta:table-count="2" meta:cell-count="373" meta:object-count="0"/>
  </office:meta>
</office:document-meta>
</file>